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maticallyAutowiredTestCase.AutomaticallyAutowiredTestCase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structorIntegrationTests.clearSpring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structorIntegrationTests.setSpringProperty( String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structorIntegrationTests.autowireModeNotSetTo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ConstructorIntegrationTests.autowireModeSetToAllViaSpring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structorIntegrationTests.autowireModeSetToAllViaJUnitPlatformConfiguration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maticallyAutowired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